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orrectUpdateSemanticsDataAccessException.wasDataUpd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rrectUpdateSemanticsDataAccessException.IncorrectUpdateSemanticsDataAccess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rrectUpdateSemanticsDataAccessException.IncorrectUpdateSemanticsDataAccess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